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hat I did is basically opened windows c then I went to the user files then clicked on my user id then created a folder for this lab section and opened another folder inside the lab folder and saved it and I took screenshot of what I did then used paint to do some edits then saved them in the pictures folder and I opened a word document and wrote what I did.<text:s/>Then I opened<text:s/>terminal and have it pointed to GitHub and CICD in the workspace.<text:s/>Then after that I created new<text:s/>repository<text:s/>in GitHub and made it public and saved it to my<text:s/>user. I have made<text:s/>a link between your local repository and the one on GitHub<text:s/>so I<text:s/>can<text:s/>push<text:s/>the<text:s/>local changes to GitHub when<text:s/>it’s<text:s/>completed them.<text:s/>I have opened visual studio code then opened new text file and put the code I have asked for and saved it to my folder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HMAD ALSAGHIR</meta:initial-creator>
    <dc:creator>AHMAD ALSAGHIR</dc:creator>
    <meta:creation-date>2026-02-03T11:37:00Z</meta:creation-date>
    <dc:date>2026-02-03T11:56:00Z</dc:date>
    <meta:template xlink:href="Normal" xlink:type="simple"/>
    <meta:editing-cycles>3</meta:editing-cycles>
    <meta:editing-duration>PT1380S</meta:editing-duration>
    <meta:document-statistic meta:page-count="1" meta:paragraph-count="1" meta:word-count="118" meta:character-count="796" meta:row-count="5" meta:non-whitespace-character-count="679"/>
  </office:meta>
</office:document-meta>
</file>